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Linux Libertine G" svg:font-family="'Linux Libertine G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Kérdések">
      <style:text-properties officeooo:rsid="001cd7fb" officeooo:paragraph-rsid="001cd7fb"/>
    </style:style>
    <style:style style:name="P3" style:family="paragraph" style:parent-style-name="Lehetőségek">
      <style:text-properties style:font-name="Liberation Sans" officeooo:rsid="001cd7fb" officeooo:paragraph-rsid="001cd7fb" style:font-name-asian="Times New Roman" style:font-name-complex="Times New Roman"/>
    </style:style>
    <style:style style:name="P4" style:family="paragraph" style:parent-style-name="Kérdések">
      <style:text-properties officeooo:rsid="001f511b" officeooo:paragraph-rsid="001f511b"/>
    </style:style>
    <style:style style:name="P5" style:family="paragraph" style:parent-style-name="Lehetőségek">
      <style:text-properties style:font-name="Liberation Sans" officeooo:rsid="001f511b" officeooo:paragraph-rsid="003270ba" style:font-name-asian="Times New Roman" style:font-name-complex="Times New Roman"/>
    </style:style>
    <style:style style:name="P6" style:family="paragraph" style:parent-style-name="Kérdések">
      <style:text-properties style:font-name="Liberation Sans" officeooo:rsid="001f511b" officeooo:paragraph-rsid="001f511b" style:font-name-asian="Times New Roman" style:font-name-complex="Times New Roman"/>
    </style:style>
    <style:style style:name="P7" style:family="paragraph" style:parent-style-name="Lehetőségek">
      <style:text-properties style:font-name="Liberation Sans" officeooo:rsid="001f511b" officeooo:paragraph-rsid="001f511b" style:font-name-asian="Times New Roman" style:font-name-complex="Times New Roman"/>
    </style:style>
    <style:style style:name="P8" style:family="paragraph" style:parent-style-name="Kérdések">
      <style:text-properties style:font-name="Liberation Sans" officeooo:paragraph-rsid="00238608" style:font-name-asian="Times New Roman" style:font-name-complex="Times New Roman"/>
    </style:style>
    <style:style style:name="P9" style:family="paragraph" style:parent-style-name="Lehetőségek">
      <style:text-properties style:font-name="Liberation Sans" officeooo:paragraph-rsid="00238608" style:font-name-asian="Times New Roman" style:font-name-complex="Times New Roman"/>
    </style:style>
    <style:style style:name="P10" style:family="paragraph" style:parent-style-name="Kérdések">
      <style:text-properties officeooo:paragraph-rsid="001dc645"/>
    </style:style>
    <style:style style:name="P11" style:family="paragraph" style:parent-style-name="Lehetőségek">
      <style:text-properties style:font-name="Liberation Sans" officeooo:paragraph-rsid="001c389a" style:font-name-asian="Times New Roman" style:font-name-complex="Times New Roman"/>
    </style:style>
    <style:style style:name="P12" style:family="paragraph" style:parent-style-name="Kérdések">
      <style:text-properties officeooo:rsid="002599d2" officeooo:paragraph-rsid="002599d2"/>
    </style:style>
    <style:style style:name="P13" style:family="paragraph" style:parent-style-name="Lehetőségek">
      <style:text-properties style:font-name="Liberation Sans" officeooo:rsid="002599d2" officeooo:paragraph-rsid="0027dfd1" style:font-name-asian="Times New Roman" style:font-name-complex="Times New Roman"/>
    </style:style>
    <style:style style:name="P14" style:family="paragraph" style:parent-style-name="Kérdések">
      <style:text-properties style:font-name="Liberation Sans" officeooo:paragraph-rsid="00079516" style:font-name-asian="Times New Roman" style:font-name-complex="Times New Roman"/>
    </style:style>
    <style:style style:name="P15" style:family="paragraph" style:parent-style-name="Lehetőségek">
      <style:text-properties style:font-name="Liberation Sans" officeooo:paragraph-rsid="00079516" style:font-name-asian="Times New Roman" style:font-name-complex="Times New Roman"/>
    </style:style>
    <style:style style:name="P16" style:family="paragraph" style:parent-style-name="Kérdések">
      <style:text-properties style:font-name="DejaVu Sans" style:font-name-asian="Times New Roman" style:font-name-complex="Times New Roman"/>
    </style:style>
    <style:style style:name="P17" style:family="paragraph" style:parent-style-name="Kérdések">
      <style:text-properties style:font-name="Liberation Sans" officeooo:paragraph-rsid="0009d531" style:font-name-asian="Times New Roman" style:font-name-complex="Times New Roman"/>
    </style:style>
    <style:style style:name="P18" style:family="paragraph" style:parent-style-name="Lehetőségek">
      <style:text-properties officeooo:paragraph-rsid="0009d531"/>
    </style:style>
    <style:style style:name="P19" style:family="paragraph" style:parent-style-name="Kérdések">
      <style:text-properties style:font-name="Liberation Sans" officeooo:paragraph-rsid="0023a221" style:font-name-asian="Times New Roman" style:font-name-complex="Times New Roman"/>
    </style:style>
    <style:style style:name="P20" style:family="paragraph" style:parent-style-name="Lehetőségek">
      <style:text-properties style:font-name="Liberation Sans" officeooo:rsid="0016e34c" officeooo:paragraph-rsid="0023a221" style:font-name-asian="Times New Roman" style:font-name-complex="Times New Roman"/>
    </style:style>
    <style:style style:name="P21" style:family="paragraph" style:parent-style-name="Kérdések">
      <style:text-properties style:font-name="Liberation Sans" officeooo:rsid="00278af0" officeooo:paragraph-rsid="00278af0" style:font-name-asian="Times New Roman" style:font-name-complex="Times New Roman"/>
    </style:style>
    <style:style style:name="P22" style:family="paragraph" style:parent-style-name="Lehetőségek">
      <style:text-properties style:font-name="Liberation Sans" officeooo:rsid="00278af0" officeooo:paragraph-rsid="00278af0" style:font-name-asian="Times New Roman" style:font-name-complex="Times New Roman"/>
    </style:style>
    <style:style style:name="P23" style:family="paragraph" style:parent-style-name="Kérdések">
      <style:text-properties style:font-name="Liberation Sans" officeooo:rsid="002a9a9d" officeooo:paragraph-rsid="002a9a9d" style:font-name-asian="Times New Roman" style:font-name-complex="Times New Roman"/>
    </style:style>
    <style:style style:name="P24" style:family="paragraph" style:parent-style-name="Lehetőségek">
      <style:text-properties style:font-name="Liberation Sans" officeooo:rsid="002599d2" officeooo:paragraph-rsid="002a9a9d" style:font-name-asian="Times New Roman" style:font-name-complex="Times New Roman"/>
    </style:style>
    <style:style style:name="P25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" style:font-name-complex="Times New Roman"/>
    </style:style>
    <style:style style:name="P26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" style:font-name-complex="Times New Roman"/>
    </style:style>
    <style:style style:name="P27" style:family="paragraph" style:parent-style-name="Tabulátoros">
      <style:text-properties style:font-name="Linux Libertine G" style:font-name-asian="Times New Roman" style:font-name-complex="Times New Roman"/>
    </style:style>
    <style:style style:name="P28" style:family="paragraph" style:parent-style-name="Tabulátoros">
      <style:text-properties style:font-name="Linux Libertine G" officeooo:rsid="00199d73" officeooo:paragraph-rsid="00199d73"/>
    </style:style>
    <style:style style:name="P29" style:family="paragraph" style:parent-style-name="Tabulátoros">
      <style:text-properties style:font-name="Linux Libertine G" officeooo:paragraph-rsid="00199d73"/>
    </style:style>
    <style:style style:name="P30" style:family="paragraph" style:parent-style-name="Tabulátoros">
      <style:text-properties style:font-name="Linux Libertine G" officeooo:paragraph-rsid="00251bba"/>
    </style:style>
    <style:style style:name="T1" style:family="text">
      <style:text-properties officeooo:rsid="003270ba"/>
    </style:style>
    <style:style style:name="T2" style:family="text">
      <style:text-properties officeooo:rsid="0020e766"/>
    </style:style>
    <style:style style:name="T3" style:family="text">
      <style:text-properties officeooo:rsid="00228e2d"/>
    </style:style>
    <style:style style:name="T4" style:family="text">
      <style:text-properties officeooo:rsid="00210d36"/>
    </style:style>
    <style:style style:name="T5" style:family="text">
      <style:text-properties officeooo:rsid="001dc645"/>
    </style:style>
    <style:style style:name="T6" style:family="text">
      <style:text-properties officeooo:rsid="00107755"/>
    </style:style>
    <style:style style:name="T7" style:family="text">
      <style:text-properties officeooo:rsid="003338aa"/>
    </style:style>
    <style:style style:name="T8" style:family="text">
      <style:text-properties officeooo:rsid="0027dfd1"/>
    </style:style>
    <style:style style:name="T9" style:family="text">
      <style:text-properties officeooo:rsid="0037f79e"/>
    </style:style>
    <style:style style:name="T10" style:family="text">
      <style:text-properties style:font-name="Liberation Sans" style:font-name-asian="Times New Roman" style:font-name-complex="Times New Roman"/>
    </style:style>
    <style:style style:name="T11" style:family="text">
      <style:text-properties style:font-name="Liberation Sans" officeooo:rsid="001c389a" style:font-name-asian="Times New Roman" style:font-name-complex="Times New Roman"/>
    </style:style>
    <style:style style:name="T12" style:family="text">
      <style:text-properties officeooo:rsid="0016e34c"/>
    </style:style>
    <style:style style:name="T13" style:family="text">
      <style:text-properties officeooo:rsid="00361883"/>
    </style:style>
    <style:style style:name="T14" style:family="text">
      <style:text-properties officeooo:rsid="002a9a9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99d73"/>
    </style:style>
    <style:style style:name="T17" style:family="text">
      <style:text-properties fo:font-weight="bold" officeooo:rsid="00199d73" style:font-weight-asian="bold" style:font-weight-complex="bold"/>
    </style:style>
    <style:style style:name="T18" style:family="text">
      <style:text-properties officeooo:rsid="00373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Linux Mint QUIZ</text:title></text:p>
      <text:p text:style-name="P1">Néhol több helyes válasz is lehetséges</text:p>
      <text:p text:style-name="P2">Milyen változatokban érhető el a Linux Mint?</text:p>
      <text:p text:style-name="P3">□ Cinnamon<text:tab/>□ Xfce<text:tab/>□ MATE<text:line-break/>□ KDE<text:tab/>□ Debian Edition<text:tab/>□ Gamers' Edition</text:p>
      <text:p text:style-name="P4">Melyek a Linux Mint „felmenői”?</text:p>
      <text:p text:style-name="P5">□ Fedora<text:tab/>□ Debian<text:tab/>□ Ubuntu<text:tab/>□ <text:span text:style-name="T1">Slackware</text:span></text:p>
      <text:p text:style-name="P6">Mi alapján nevezik el a különféle Linux Mint verziókat?</text:p>
      <text:p text:style-name="P7">□ Bolygók nevei<text:span text:style-name="T2">nek alapján</text:span>.<text:line-break/>□ Női nevek<text:span text:style-name="T3">nek</text:span> <text:span text:style-name="T4">megfelelően</text:span>.<text:line-break/>□ <text:span text:style-name="T2">Egzotikus üdülőhelyek nevei szerint.</text:span></text:p>
      <text:p text:style-name="P8">Mi az a kernel?</text:p>
      <text:p text:style-name="P9">□ Kern András nemrég megjelent, melankolikus hangulatú nagylemeze.<text:line-break/>□ Az operációs rendszer alapja, amely felelős a hardver erőforrásainak kezeléséért.<text:line-break/>□ Friss űrtechnikai fejlesztés, amely a billentyűzetet fogja leváltani hamarosan.</text:p>
      <text:p text:style-name="P10"><text:span text:style-name="T5">A Linux Mint, a</text:span>z Ubuntu, <text:span text:style-name="T6">a Fedora </text:span>operációs rendszer:</text:p>
      <text:p text:style-name="P11">□ <text:span text:style-name="T7">I</text:span>ngyenesen letölthető és használható, a frissítések is ingyenesek.<text:line-break/>□ <text:span text:style-name="T7">F</text:span>izetés ellenében letölthető és használható, a frissítések viszont ingyenesek.<text:line-break/>□ <text:span text:style-name="T7">F</text:span>izetés ellenében letölthető és használható, és a frissítések is.</text:p>
      <text:p text:style-name="P12">Milyen programok érhetők el a Linux Mint operációs rendszerben?</text:p>
      <text:p text:style-name="P13">□ Firefox böngésző.<text:line-break/>□ LibreOffice irodai programcsomag.<text:line-break/>□ VLC videólejátszó, GThumb képmegjelenítő.<text:line-break/>□ <text:span text:style-name="T8">Pidgin azonnali üzenetküldő.<text:line-break/></text:span>□ <text:span text:style-name="T8">Transmission torrent kliens.</text:span><text:line-break/>□ Több ezer egyéb média-, irodai-, tudományos- és játékprogram.</text:p>
      <text:p text:style-name="P14">Mi a jelvénye a Linuxnak?</text:p>
      <text:p text:style-name="P15">□ egér<text:tab/>□ pingvin<text:tab/>□ gepárd</text:p>
      <text:p text:style-name="P16"><text:soft-page-break/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17">Mi az a Live CD <text:span text:style-name="T9">vagy pendrive</text:span>?</text:p>
      <text:p text:style-name="P18"><text:span text:style-name="T10">□ A Linux</text:span><text:span text:style-name="T11">ok, például a Linux Mint</text:span><text:span text:style-name="T10">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span></text:p>
      <text:p text:style-name="P19">Kik vehetnek részt a szabad szoftverek fejlesztésében?</text:p>
      <text:p text:style-name="P20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21"><text:span text:style-name="T12">H</text:span>ol veheted fel a kapcsolatot a Linux Mint hazai közösségével?</text:p>
      <text:p text:style-name="P22"><text:span text:style-name="T12">□ </text:span>A <text:a xlink:type="simple" xlink:href="http://www.linuxmint.hu/" text:style-name="Internet_20_link" text:visited-style-name="Visited_20_Internet_20_Link">http<text:span text:style-name="T13">s</text:span>://www.linuxmint.hu</text:a> weboldalon.<text:span text:style-name="T12"><text:line-break/>□ </text:span>A „linuxminthungary” Facebook oldalon.<text:span text:style-name="T12"><text:line-break/>□ </text:span>A <text:a xlink:type="simple" xlink:href="http://www.linuxmint.hu/forum/" text:style-name="Internet_20_link" text:visited-style-name="Visited_20_Internet_20_Link">http<text:span text:style-name="T13">s</text:span>://www.linuxmint.hu/forum/</text:a> fórumon.</text:p>
      <text:p text:style-name="P23">Honnan tudható meg, hogy a Linux Mint hogy fut a számítógépeden, laptopodon?</text:p>
      <text:p text:style-name="P24">□ <text:span text:style-name="T14">Fórumokból a többi felhasználók tapasztalatai alapján?<text:line-break/></text:span>□ <text:span text:style-name="T14">Újságokból<text:line-break/></text:span>□ <text:span text:style-name="T14">A Linux Mint megfelelő verzióját letöltve, DVD-re, pendrive-ra kiírva és az érintett gépeken kipróbálva.</text:span></text:p>
      <text:p text:style-name="P25"/>
      <text:p text:style-name="P26"><text:span text:style-name="T15">Név:</text:span><text:tab/><text:tab/></text:p>
      <text:p text:style-name="P27"/>
      <text:p text:style-name="P27"><text:span text:style-name="T15">E-mail cím:</text:span><text:tab/><text:tab/></text:p>
      <text:p text:style-name="P28"/>
      <text:p text:style-name="P29"><text:span text:style-name="T16">□ </text:span><text:span text:style-name="T17">Szeretnék kérni e-mailben több információt, és hasznos linkeket arról, hogy miképpen vehetek részt a szabad szoftverek fejlesztésében, tesztelésében, dokumentálásában, népszerűsítésében.</text:span></text:p>
      <text:p text:style-name="P29">Honnan hallottál a szabad szoftverekről: <text:tab/></text:p>
      <text:p text:style-name="P30"><text:span text:style-name="T18">Milyen operációs rendszert használsz</text:span>: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Általános" style:font-family-generic="swiss" style:font-pitch="variable"/>
    <style:font-face style:name="Linux Libertine G" svg:font-family="'Linux Libertine G'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agyar Linux Libertine G" svg:font-family="'Magyar Linux Libertine G'" style:font-adornments="Általános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hu" fo:country="HU" style:letter-kerning="true" style:font-name-asian="AR PL UMing H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hu" fo:country="HU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style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1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style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1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1a3ccd"/>
    </style:style>
    <style:style style:name="MT3" style:family="text">
      <style:text-properties style:text-underline-style="none" officeooo:rsid="00373919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<text:title>Linux Mint QUIZ</text:title><text:span text:style-name="MT1"><text:tab/><text:tab/></text:span><text:span text:style-name="MT2">1.</text:span><text:span text:style-name="MT3">4</text:span></text:p>
      </style:header>
      <style:footer>
        <text:p text:style-name="Footer"><text:tab/>[ <text:page-number text:select-page="current">1</text:page-number><text:s/>| <text:page-count>2</text:page-count><text:s/>]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mi </meta:initial-creator>
    <meta:creation-date>2011-03-26T15:13:16</meta:creation-date>
    <dc:date>2025-04-29T11:09:50.153358219</dc:date>
    <meta:editing-duration>PT11H51S</meta:editing-duration>
    <meta:editing-cycles>220</meta:editing-cycles>
    <meta:generator>LibreOffice/24.8.5.2$Linux_X86_64 LibreOffice_project/480$Build-2</meta:generator>
    <dc:title>Linux Mint QUIZ</dc:title>
    <meta:printed-by>kami </meta:printed-by>
    <meta:print-date>2011-07-13T12:19:27</meta:print-date>
    <meta:document-statistic meta:table-count="0" meta:image-count="0" meta:object-count="0" meta:page-count="2" meta:paragraph-count="33" meta:word-count="421" meta:character-count="2979" meta:non-whitespace-character-count="2581"/>
  </office:meta>
</office:document-meta>
</file>